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3"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4" style:family="paragraph" style:parent-style-name="Standard">
      <style:paragraph-properties fo:margin-top="0in" fo:margin-bottom="0in" loext:contextual-spacing="false" fo:line-height="138%"/>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Standard" style:list-style-name="WWNum1">
      <style:paragraph-properties fo:margin-left="0.5in" fo:margin-right="0in" fo:text-indent="-0.25in" style:auto-text-indent="false"/>
    </style:style>
    <style:style style:name="T1" style:family="text">
      <style:text-properties fo:color="#23b8dc" style:font-name="Cambria" fo:font-size="13pt" style:text-underline-style="solid" style:text-underline-width="auto" style:text-underline-color="font-color" fo:font-weight="bold" style:font-name-asian="Cambria1" style:font-size-asian="13pt" style:font-weight-asian="bold" style:font-name-complex="Cambria1" style:font-size-complex="13pt"/>
    </style:style>
    <style:style style:name="T2"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riterion A: Planning</text:span></text:p>
      <text:p text:style-name="P2"/>
      <text:p text:style-name="P1"><text:span text:style-name="T2">The Scenario</text:span></text:p>
      <text:p text:style-name="P1"><text:span text:style-name="T3">During my consultation with the client, they described the problem they were experiencing that may be remedy through a computational solution. To summarize, the client is currently a user of amazon and often browses the storefront to find products to purchase. <text:s/>Unfortunately, the client will often run into times where they find a product that is a little bit too expensive. Thankfully, Amazon frequently experiences sales, where the products drop to a price that is considerably more affordable. <text:s/>However, the sales tend to be spontaneous and do not follow a predetermined date, and the client will rarely check back on the item as there is no way to know if it has gone on sale or not.</text:span></text:p>
      <text:p text:style-name="P6"><text:span text:style-name="T3">After being told of their problem I suggested that the solution which I will be developing. The solution would comprise of a web scraper that could be used to wait for products of interest to go on sale and would then alert the client of the product going on sale which would allow the client to now re-evaluate whether or not they would make the choice of buying the product.</text:span></text:p>
      <text:p text:style-name="P3"/>
      <text:p text:style-name="P1"><text:span text:style-name="T2">The Rationale For Solution</text:span></text:p>
      <text:p text:style-name="P4"><text:span text:style-name="T3">My product will solve the issue of the client not being able to purchase items that are out of their price range by telling them when the product goes on sale; when the price of the product they were interested is decreased the client will be notified.</text:span></text:p>
      <text:p text:style-name="P4"><text:span text:style-name="T3"><text:tab/>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n unforeseen problem should be possible.</text:span></text:p>
      <text:p text:style-name="P1"><text:span text:style-name="T2">Success Criteria</text:span></text:p>
      <text:list xml:id="list424722172" text:style-name="WWNum1">
        <text:list-item>
          <text:p text:style-name="P7"><text:span text:style-name="T4">The client can save products from viewing an amazon page.</text:span></text:p>
        </text:list-item>
        <text:list-item>
          <text:p text:style-name="P7"><text:span text:style-name="T4">The application can save the product page urls across browsers as well as previously found price.</text:span></text:p>
        </text:list-item>
        <text:list-item>
          <text:p text:style-name="P7"><text:span text:style-name="T4">The application can web scrape the price of a product off of a amazon product web page.</text:span></text:p>
        </text:list-item>
        <text:list-item>
          <text:p text:style-name="P7"><text:span text:style-name="T4">The application can notify the client of price changes in desired products.</text:span></text:p>
        </text:list-item>
        <text:list-item>
          <text:p text:style-name="P7"><text:span text:style-name="T4">The application can check product price on chrome browser start up.</text:span></text:p>
        </text:list-item>
        <text:list-item>
          <text:p text:style-name="P7"><text:span text:style-name="T4">The application can compare the new price with the old pr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55" meta:character-count="2603" meta:non-whitespace-character-count="2165"/>
    <meta:generator>LibreOfficeDev/6.0.5.2$Linux_X86_64 LibreOffice_project/</meta:generator>
  </office:meta>
</office:document-meta>
</file>